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size="16.000000000000000pt" fo:font-weight="normal"/>
    </style:style>
    <style:style style:name="T2" style:family="text">
      <style:text-properties fo:font-size="72.000000000000000pt" fo:font-weight="normal"/>
    </style:style>
    <style:style style:name="T3" style:family="text">
      <style:text-properties fo:font-size="16.000000000000000pt" fo:font-weight="normal" style:text-position="sub"/>
    </style:style>
    <style:style style:name="T4" style:family="text"/>
    <style:style style:name="T5" style:family="text">
      <style:text-properties fo:font-size="72.000000000000000pt"/>
    </style:style>
    <style:style style:name="T6" style:family="text">
      <style:text-properties fo:font-size="16.000000000000000pt"/>
    </style:style>
    <style:style style:name="T7" style:family="text">
      <style:text-properties fo:font-size="16.000000000000000pt" style:text-position="sub"/>
    </style:style>
    <style:style style:name="T8" style:family="text">
      <style:text-properties fo:color="#ff0000" fo:font-size="72.000000000000000pt"/>
    </style:style>
    <style:style style:name="T9" style:family="text">
      <style:text-properties fo:color="#000cff" fo:font-size="72.000000000000000pt"/>
    </style:style>
    <style:style style:name="T10" style:family="text">
      <style:text-properties fo:font-weight="normal"/>
    </style:style>
    <style:style style:name="T11" style:family="text">
      <style:text-properties fo:color="#7c7c7c" fo:font-size="72.000000000000000pt" fo:font-weight="normal"/>
    </style:style>
    <style:style style:name="T12" style:family="text">
      <style:text-properties fo:font-size="16.000000000000000pt" fo:font-weight="normal" style:text-position="super"/>
    </style:style>
    <style:style style:name="T13" style:family="text">
      <style:text-properties fo:color="#ff0000" fo:font-size="72.000000000000000pt" fo:font-weight="normal"/>
    </style:style>
    <style:style style:name="T14" style:family="text">
      <style:text-properties fo:font-size="24.000000000000000pt" fo:font-weight="normal"/>
    </style:style>
    <style:style style:name="T15" style:family="text">
      <style:text-properties fo:color="#ff0000" fo:font-size="24.000000000000000pt" fo:font-weight="normal"/>
    </style:style>
    <style:style style:name="T16" style:family="text">
      <style:text-properties fo:font-size="24.000000000000000pt"/>
    </style:style>
    <style:style style:name="T17" style:family="text">
      <style:text-properties fo:color="#ff0000" fo:font-size="24.000000000000000pt"/>
    </style:style>
    <style:style style:name="T18" style:family="text">
      <style:text-properties fo:font-size="28.000000000000000pt" fo:font-weight="normal"/>
    </style:style>
    <style:style style:name="T19" style:family="text">
      <style:text-properties fo:font-size="18.000000000000000pt"/>
    </style:style>
    <style:style style:name="T20" style:family="text">
      <style:text-properties fo:color="#ff0000" fo:font-size="16.000000000000000pt"/>
    </style:style>
    <style:style style:name="P1" style:parent-style-name="Standard" style:family="paragraph">
      <style:paragraph-properties fo:text-align="left"/>
      <style:text-properties fo:color="#000000" fo:font-family="Sans Serif"/>
    </style:style>
    <style:style style:name="P2" style:family="paragraph">
      <style:paragraph-properties fo:text-align="left"/>
    </style:style>
    <style:style style:name="P3" style:parent-style-name="Standard" style:family="paragraph">
      <style:paragraph-properties fo:break-before="page" fo:text-align="left"/>
      <style:text-properties fo:color="#000000" fo:font-family="Sans Serif" fo:font-size="24.000000000000000pt" fo:font-weight="normal"/>
    </style:style>
    <style:style style:name="P4" style:parent-style-name="Standard" style:family="paragraph">
      <style:paragraph-properties fo:text-align="left"/>
      <style:text-properties fo:color="#000000" fo:font-family="Sans Serif" fo:font-size="24.000000000000000pt" fo:font-weight="normal"/>
    </style:style>
    <style:style style:name="P5" style:parent-style-name="Standard" style:family="paragraph">
      <style:paragraph-properties fo:break-before="page" fo:text-align="left"/>
      <style:text-properties fo:color="#000000" fo:font-family="Sans Serif" fo:font-size="16.000000000000000pt" fo:font-weight="normal"/>
    </style:style>
  </office:automatic-styles>
  <office:body>
    <office:text>
      <text:tracked-changes text:track-changes="false"/>
      <text:p text:style-name="P1"><text:span text:style-name="T1">ReplaceWith</text:span></text:p>
      <text:p text:style-name="P1"><text:span text:style-name="T2">Ĳ <text:s/>श्री<text:s/></text:span></text:p>
      <text:p text:style-name="P1"><text:span text:style-name="T1">Replace fully (Devanagari KSsA, Sh</text:span><text:span text:style-name="T3">R</text:span><text:span text:style-name="T1">ii, JYa)</text:span></text:p>
      <text:p text:style-name="P1"><text:span text:style-name="T2">क्ष क्षि श्री जयज्य</text:span></text:p>
      <text:p text:style-name="P1"><text:span text:style-name="T1">Ru, Ruu, Rru, Rruu, Hu, Huu</text:span></text:p>
      <text:p text:style-name="P1"><text:span text:style-name="T2">रु रू ऱु ऱू हु हू</text:span></text:p>
      <text:p text:style-name="P1"><text:span text:style-name="T1">Nudge-Y with Reph (Devanagari TtK</text:span><text:span text:style-name="T3">R</text:span><text:span text:style-name="T1">a, TtTt</text:span><text:span text:style-name="T3">R</text:span><text:span text:style-name="T1">a, DdG</text:span><text:span text:style-name="T3">R</text:span><text:span text:style-name="T1">a)</text:span><text:span text:style-name="T4"><text:s/></text:span></text:p>
      <text:p text:style-name="P1"><text:span text:style-name="T1">Trigraph with Reph (ShC</text:span><text:span text:style-name="T3">R</text:span><text:span text:style-name="T1">a)</text:span></text:p>
      <text:p text:style-name="P1"><text:span text:style-name="T2">ट्क्र <text:s/>ट्ट्र <text:s/>ड्ग्र <text:s/>श्च्र</text:span></text:p>
      <text:p text:style-name="P1"><text:span text:style-name="T1">Tetragraph with Reph and open Ya (PTtRa, PTtRYa )</text:span></text:p>
      <text:p text:style-name="P1"><text:span text:style-name="T5">प्ट्र <text:s/>प्ट्र्य <text:s/>क्र्त</text:span></text:p>
      <text:p text:style-name="P1"><text:span text:style-name="T6">Open Ya (Kya, Ra+ZWJ+</text:span><text:span text:style-name="T7">V</text:span><text:span text:style-name="T6">+Ya)</text:span></text:p>
      <text:p text:style-name="P1"><text:span text:style-name="T5">क्य <text:s/>क्य्ल<text:s/></text:span><text:span text:style-name="T8"><text:s/></text:span><text:span text:style-name="T5">र‍्य <text:s/>र‍्य्व</text:span><text:span text:style-name="T8"><text:s text:c="2"/></text:span><text:span text:style-name="T9">र्य</text:span></text:p>
      <text:p text:style-name="P1"><text:span text:style-name="T1">Devanagari alternative SH forme (ShLa, ShVa, ShNa)</text:span></text:p>
      <text:p text:style-name="P1"><text:span text:style-name="T5">श्ल</text:span><text:span text:style-name="T8"><text:s/></text:span><text:span text:style-name="T5">श्व श्न</text:span></text:p>
      <text:p text:style-name="P1"><text:span text:style-name="T1">Devanagari Eyelash Ra (ISCII style mapping)</text:span></text:p>
      <text:p text:style-name="P1"><text:span text:style-name="T5">ऱ्ण र्‍<text:s/></text:span></text:p>
      <text:p text:style-name="P1"><text:span text:style-name="T1">Devanagari diacritics</text:span><text:span text:style-name="T10"><text:s/></text:span></text:p>
      <text:p text:style-name="P1"><text:span text:style-name="T2">लँ <text:s/>र्ज कँ पेके <text:s/>कऀ कं</text:span></text:p>
      <text:p text:style-name="P1"><text:span text:style-name="T2">र्श शे शँ श्चे कः य</text:span></text:p>
      <text:p text:style-name="P1"><text:span text:style-name="T2">कॣ<text:s/></text:span><text:span text:style-name="T11">ड्ग्रॣ</text:span></text:p>
      <text:p text:style-name="P1"><text:span text:style-name="T1">Contextual Visarga</text:span><text:span text:style-name="T10"><text:s/></text:span></text:p>
      <text:p text:style-name="P2"><text:span text:style-name="T2">नरः <text:s/>तपःफलम् पःप</text:span></text:p>
      <text:p text:style-name="P1"><text:span text:style-name="T1">Devanagari Rakaar (K</text:span><text:span text:style-name="T3">R</text:span><text:span text:style-name="T1">a, P</text:span><text:span text:style-name="T3">R</text:span><text:span text:style-name="T1">aJnyaA)</text:span></text:p>
      <text:p text:style-name="P1"><text:span text:style-name="T2">क्रा <text:s/>प्रज्ञा प्र्ज्ञा</text:span></text:p>
      <text:p text:style-name="P1"><text:span text:style-name="T1">Devanagari Complex Combinations (</text:span><text:span text:style-name="T12">R</text:span><text:span text:style-name="T1">DMi)</text:span></text:p>
      <text:p text:style-name="P1"><text:span text:style-name="T2">र्द्मि <text:s/>अर्थात</text:span></text:p>
      <text:p text:style-name="P1"><text:span text:style-name="T1">Marwari Dda ligatures (Dddda, Ddddha, Ddra, Ddya, Ddyja)</text:span></text:p>
      <text:p text:style-name="P2"><text:span text:style-name="T13">ॸ्ॸ ॸ्ढ ॸ्र ॸ्य ॸ्य्ज</text:span></text:p>
      <text:p text:style-name="P1"><text:span text:style-name="T1">Combining diacritics with IPA</text:span></text:p>
      <text:p text:style-name="P1"><text:span text:style-name="T14">pʰnɣɬɥi.m͡ŋχɫʍɨnaɸ.cθʊɫɯ.ɹɨɫʏ͡ɛx.ɯ͡ɣaxɲaɣɫ.ɸtʰɑɣɴ</text:span></text:p>
      <text:p text:style-name="P1"><text:span text:style-name="T14">a</text:span><text:span text:style-name="T15">˥˩˨˥˦˧˩˨˦˥</text:span></text:p>
      <text:p text:style-name="P1"><text:span text:style-name="T16">B̊</text:span><text:span text:style-name="T17">e̊</text:span><text:span text:style-name="T16">B̸</text:span><text:span text:style-name="T17"><text:s/></text:span></text:p>
      <text:p text:style-name="P1"><text:span text:style-name="T1">Tamil rendering</text:span></text:p>
      <text:p text:style-name="P1"><text:span text:style-name="T18">எழுத்து வடிவங்களுக்கு வார்த்தைகள் மற்றும் வாக்கியங்கள் போலவே தொனி, ஒலி பண்பு, தன்மை உண்டு <text:s/>சீ ரீ ஶூ<text:s/></text:span></text:p>
      <text:p text:style-name="P1"><text:span text:style-name="T1">Tamil ReplaceAll (Kssa, Shrii)</text:span></text:p>
      <text:p text:style-name="P2"><text:span text:style-name="T18">க்ஷ ஶ்ரீ</text:span></text:p>
      <text:p text:style-name="P1"><text:span text:style-name="T1">Thai rendering</text:span></text:p>
      <text:p text:style-name="P1"><text:span text:style-name="T18">นายสังฆภัณฑ์ เฮงพิทักษ์ฝั่ง ผู้เฒ่าซึ่งมีอาชีพเป็นฅนขายฃวด ถูกตำรวจปฏิบัติการจับฟ้องศาล ฐานลักนาฬิกาคุณหญิงฉัตรชฎา ฌานสมาธิ</text:span></text:p>
      <text:p text:style-name="P1"><text:span text:style-name="T1">Initial-Peak-Final Hangul</text:span></text:p>
      <text:p text:style-name="P1"><text:span text:style-name="T15">ᄀᆞᄅᆞᇝ ᄀᆞᅀᅢ<text:s/></text:span><text:span text:style-name="T14">자거늘 밀므리 사</text:span><text:span text:style-name="T15">ᄋᆞ</text:span><text:span text:style-name="T14">리로ᄃᆡ 나거ᅀᅡ ᄌᆞᄆᆞ니ᅌᅵ다 셤 안해 자시ᇙ 제 한비 사ᄋᆞ리로ᄃᆡ 뷔어ᅀᅡ ᄌᆞᄆᆞ니ᅌᅵ다</text:span></text:p>
      <text:p text:style-name="P1"><text:span text:style-name="T15">시ᇙ</text:span><text:span text:style-name="T14"><text:s text:c="2"/>시 <text:s/>싷<text:s/></text:span><text:span text:style-name="T15">ᄒᆞ</text:span></text:p>
      <text:p text:style-name="P1"><text:span text:style-name="T1">Hentaigana</text:span></text:p>
      <text:p text:style-name="P1"><text:span text:style-name="T14">𛀆𛄆𛂦𛂌𛂻𛂶𛁻𛁦𛃶𛂑𛃺𛄚𛄋𛀙𛃫𛁟𛄀𛁛𛁫𛂗𛂁𛃭𛃑𛀋𛂜𛀕𛀬𛃟𛃅𛀴𛂱𛀸𛀁𛁲𛀄𛀿𛀣𛃥𛃔𛃎𛁈ゑ𛂯𛃙𛁕𛁏𛄝</text:span></text:p>
      <text:p text:style-name="P1"/>
      <text:p text:style-name="P1"><text:span text:style-name="T19">ﾤￂﾱￓￓￜﾻￜ, ￊﾩￆﾲￓﾤￜ ﾡￂﾢￓￆ ﾤￂﾡￂﾤￚﾤ ﾸￜﾵￜﾡￚￜ ﾤￂﾱￓ</text:span></text:p>
      <text:p text:style-name="P1"/>
      <text:p text:style-name="P1"><text:span text:style-name="T19">ㄴㅏㅁㅜㅜㅣㅋㅣ, ㅕㄹㅓㅂㅜㄴㅣ ㄱㅏㄲㅜㅓ ㄴㅏㄱㅏㄴㅡㄴ ㅈㅣㅅㅣㄱㅡㅣ ㄴㅏㅁㅜ</text:span></text:p>
      <text:p text:style-name="P3"><text:span text:style-name="T6">दर्शनशास्त्र (अंग्रेज़ी-philosophy, यूनानी- φιλοσοφία,</text:span><text:span text:style-name="T20"><text:s/>अर्थात्</text:span><text:span text:style-name="T6"><text:s/>"प्रज्ञान से प्रेम" ) सामान्य और मौलिक प्रश्नों का सुव्यवस्थित अध्ययन है, जैसे की अस्तित्व, तर्क, ज्ञान, मूल्य, मन और भाषा से संबंधित। दर्शन वास्तविकता के मौलिक सत्य को तर्कबद्ध रूप से समझने और व्याख्या करने का प्रयास है, यथार्थ की परख के लिये एक दृष्टिकोण है। यह मौलिक प्रश्नों को संबोधित करने के अन्य तरीकों (जैसेकि रहस्यवाद , मिथक , या धर्म) से समालोचनात्मक, व्यवस्थित और तर्कसंगत युक्ति पर निर्भर होने के साथ-साथ अपने पूर्वनुमानों और विधियों पर चिंतन करने के कारण अलग है। व्यापक अर्थ में दर्शन, तर्कपूर्ण, विधिपूर्वक एवं क्रमबद्ध विचार की कला है। इसमें भाषा का तार्किक विश्लेषण और शब्दों और अवधारणाओं के अर्थ का स्पष्टीकरण शामिल है। वास्तव में, दर्शन को परिभाषित करना स्वयं में ही एक दार्शनिक प्रश्न है। कुछ स्रोतों का दावा है कि यह शब्द पाइथागोरस (लगभग ५७० - ४९५ ईसा पूर्व) द्वारा गढ़ा गया था, हालांकि यह पूर्णतः निश्चित नहीं है।</text:span></text:p>
      <text:p text:style-name="P4"><text:span text:style-name="T6">ऐतिहासिक रूप से, दर्शन में ज्ञान के सभी निकाय शामिल थे और इसके अभ्यासक को एक दार्शनिक के रूप में जाना जाता था।." प्राकृतिक दर्शन ", जो प्राचीन ग्रीस में एक शैक्षणिक विद्या के रूप में शुरू हुआ, इसमें खगोल विज्ञान, चिकित्सा और भौतिकी शामिल हैं। उदाहरण के लिए, आइजैक न्यूटन <text:s/>की १६८७ की प्राकृतिक दर्शन के गणितीय सिद्धांत बाद में भौतिकी की एक पुस्तक के रूप में वर्गीकृत हो गई। 19वीं शताब्दी में, आधुनिक अनुसंधान विश्वविद्यालयों के विकास, अकादमिक दर्शनशास्त्र और अन्य विषयों के वृत्तिकरण और उनमें विशेषज्ञता हासिल करने की ओर ले गए। तब से,सामाजिक उत्पादन के विकास और वैज्ञानिक ज्ञान के संचय की प्रक्रिया में अन्वीक्षण के विभिन्न क्षेत्र जो परंपरागत रूप से दर्शनशास्त्र का हिस्सा थे, दर्शनशास्त्र से पृथक होकर अलग-अलग शैक्षणिक विषय बन गए हैं, मूलतः सामाजिक विज्ञान जैसे <text:s/>मनोविज्ञान, समाजशास्त्र, भाषा विज्ञान और अर्थशास्त्र, साथ में दर्शनशास्त्र एक स्वतन्त्र विषय के रूप में विकसित होने लगा।</text:span></text:p>
      <text:p text:style-name="P4"><text:span text:style-name="T6">மெய்யியல் இயற்கை, சமுதாயம், சிந்தனை ஆகியவற்றின், வளர்ச்சியின் மீது ஆட்சி செய்யும் மிகப்பொதுவான விதிகளைக் குறித்த அறிவியலே மெய்யியல் எனப்படும். மெய்யியலானது இருப்பு, அறிவு, விழுமியம், காரணம், மனம், மொழி தொடர்பான பொதுவானதும், அடிப்படையானதுமான பிரச்சனைகள் பற்றிய படிப்பு என வரையறுக்கப்படுகிறது.</text:span></text:p>
      <text:p text:style-name="P4"><text:span text:style-name="T6">மெய்யியல் அல்லது மெய்க்கோட்பாட்டு இயல் அல்லது தத்துவம் (philosophy) என்னும் அறிவுத்துறையானது எது உண்மை, எது சரி, எது அறிவு, எது கலை, எது அறம், எது அழகு, கடவுள் என்று ஏதும் உண்டா, என்பது போன்ற அடிப்படையான கேள்விகளைப் பற்றி ஆழ ஆராயும் துறை ஆகும். தத்துவம் என்றால் உண்மை, உள்ளதை உள்ளவாறே அறிவதைப் பற்றிய கொள்கை, இயல் என்று பொருள். மெய்யியல் துறையில் கருத்துக்கள் எவ்வாறு ஏற்கப்படுகின்றன என்பதும், காரணம், ஏரணம், விவாதம் (தருக்கம்) முதலியன யாவை என்றும் கூர்ந்து நோக்கி ஆராயப்படும்.</text:span></text:p>
      <text:p text:style-name="P4"><text:span text:style-name="T6">தற்காலத்தில் அறிவியல் என்று அறியப்படும் துறை சிறப்புற்று வளரும் முன்னர், மெய்யியல் துறைதான் முன்னணியில் இருந்த அறிவுத்துறை ஆகும். 2500 ஆண்டுகளுக்கு முன்னர் வாழ்ந்த இந்தியர்களும், சீனர்களும், செருமானியர்களும், கிரேக்கர்களும் பிற உலக மாந்த இனங்களும் பலவாறாக, அடிப்படையாகச் சிந்தித்து தொகுத்து வைத்த கருத்துக்கள்தாம் மெய்யியலின் தொடக்கம். மெய்யியல் என்பது ஆங்கிலத்தில் Philosophy (ஃபிலாசஃபி) என்று கூறப்படுவது. இச்சொல் கிரேக்கச் சொல்லாகிய Φιλοσοφία (philo-sophia) என்பதில் இருந்து பெற்றது. இசொல்லின் பொருள் அறிவின் பால் காதல் (அறிவால் ஈர்க்கபடும் துறை) என்பதாகும்.</text:span></text:p>
      <text:p text:style-name="P4"/>
      <text:p text:style-name="P5"><text:span text:style-name="T4">CJK Baseline</text:span></text:p>
      <text:p text:style-name="P4"><text:span text:style-name="T6">数学において体K上定義されたアーベル多様体AがCM-タイプ(CM-type)であるとは、自己準同型環 End(A)の中で十分に大きな部分可換環を持つことをいう。この用語は虚数乗法 (complex multiplication) 論から来ていて、虚数乗法論は19世紀に楕円曲線の研究のため開発された。20世紀の代数的整数論と代数幾何学の主要な成果のひとつに、アーベル多様体の次元d&gt;1の理論の正しい定式化が発見されたことがある。この問題は、多変数複素函数論を使うことが非常に困難であるため、非常に抽象的である。</text:span></text:p>
      <text:p text:style-name="P4"><text:span text:style-name="T6">말차Matcha抹茶まっちゃ</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3" style:display-name="Contents 3" style:family="paragraph">
      <style:paragraph-properties fo:margin-left="16.000000000000000pt"/>
    </style:style>
    <style:style style:name="Contents_2010" style:display-name="Contents 10" style:family="paragraph">
      <style:paragraph-properties fo:margin-left="72.000000000000000pt"/>
    </style:style>
    <style:style style:name="Bibliography_20mastersthesis" style:display-name="Bibliography mastersthesis" style:family="paragraph"/>
    <style:style style:name="Bullet_20List" style:display-name="Bullet List" style:family="paragraph" style:list-style-name="L6">
      <style:text-properties fo:font-size="12.000000000000000pt"/>
    </style:style>
    <style:style style:name="Bibliography_20custom3" style:display-name="Bibliography custom3" style:family="paragraph"/>
    <style:style style:name="Bibliography_20article" style:display-name="Bibliography article" style:family="paragraph"/>
    <style:style style:name="Head_202" style:default-outline-level="2" style:display-name="Head 2" style:family="paragraph" style:next-style-name="Standard">
      <style:text-properties fo:font-size="16.000000000000000pt" fo:font-weight="bold"/>
    </style:style>
    <style:style style:name="Bibliography_20techreport" style:display-name="Bibliography techreport" style:family="paragraph"/>
    <style:style style:name="Bibliography_20phdthesis" style:display-name="Bibliography phdthesis" style:family="paragraph"/>
    <style:style style:name="Endnote" style:display-name="Endnote" style:family="paragraph" style:next-style-name=""/>
    <style:style style:name="Alphabetical_20List" style:display-name="Alphabetical List" style:family="paragraph" style:list-style-name="L5">
      <style:text-properties fo:font-size="1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Bibliography_20email" style:display-name="Bibliography email" style:family="paragraph"/>
    <style:style style:name="Bibliography_20unpublished" style:display-name="Bibliography unpublished" style:family="paragraph"/>
    <style:style style:name="Bibliography_20proceedings" style:display-name="Bibliography proceedings" style:family="paragraph"/>
    <style:style style:name="Bibliography_20custom4" style:display-name="Bibliography custom4" style:family="paragraph"/>
    <style:style style:name="Bibliography_20incollection" style:display-name="Bibliography incollection" style:family="paragraph"/>
    <style:style style:name="Document_20Title" style:display-name="Document Title" style:family="paragraph" style:next-style-name="Standard">
      <style:paragraph-properties fo:text-align="center"/>
      <style:text-properties fo:font-size="24.000000000000000pt" fo:font-weight="bold"/>
    </style:style>
    <style:style style:name="Bibliography_20booklet" style:display-name="Bibliography booklet" style:family="paragraph"/>
    <style:style style:name="Bibliography_20misc" style:display-name="Bibliography misc" style:family="paragraph"/>
    <style:style style:name="Bibliography_20www" style:display-name="Bibliography www" style:family="paragraph"/>
    <style:style style:name="Bibliography_20manual" style:display-name="Bibliography manual" style:family="paragraph"/>
    <style:style style:name="Bibliography_20custom1" style:display-name="Bibliography custom1" style:family="paragraph"/>
    <style:style style:name="Bibliography_20conference" style:display-name="Bibliography conference" style:family="paragraph"/>
    <style:style style:name="Contents_204" style:display-name="Contents 4" style:family="paragraph">
      <style:paragraph-properties fo:margin-left="24.000000000000000pt"/>
    </style:style>
    <style:style style:name="Footnote" style:display-name="Footnote" style:family="paragraph" style:next-style-name=""/>
    <style:style style:name="Bibliography_20custom5" style:display-name="Bibliography custom5" style:family="paragraph"/>
    <style:style style:name="Contents_206" style:display-name="Contents 6" style:family="paragraph">
      <style:paragraph-properties fo:margin-left="40.000000000000000pt"/>
    </style:style>
    <style:style style:name="Bibliography_20custom2" style:display-name="Bibliography custom2" style:family="paragraph"/>
    <style:style style:name="Bibliography_20inproceedings" style:display-name="Bibliography inproceedings" style:family="paragraph"/>
    <style:style style:name="Contents_202" style:display-name="Contents 2" style:family="paragraph">
      <style:paragraph-properties fo:margin-left="8.000000000000000pt"/>
    </style:style>
    <style:style style:name="Bibliography_20inbook" style:display-name="Bibliography inbook" style:family="paragraph"/>
    <style:style style:name="Head_203" style:default-outline-level="3" style:display-name="Head 3" style:family="paragraph" style:next-style-name="Standard">
      <style:text-properties fo:font-size="12.000000000000000pt" fo:font-weight="bold"/>
    </style:style>
    <style:style style:name="Bibliography_20journal" style:display-name="Bibliography journal" style:family="paragraph"/>
    <style:style style:name="Contents_205" style:display-name="Contents 5" style:family="paragraph">
      <style:paragraph-properties fo:margin-left="32.000000000000000pt"/>
    </style:style>
    <style:style style:name="Contents_201" style:display-name="Contents 1" style:family="paragraph">
      <style:paragraph-properties fo:margin-left="0.000000000000000pt"/>
    </style:style>
    <style:style style:name="Bibliography_20book" style:display-name="Bibliography book" style:family="paragraph"/>
    <style:style style:name="Standard" style:display-name="Standard" style:family="paragraph">
      <style:text-properties fo:font-size="12.000000000000000pt"/>
    </style:style>
    <style:style style:name="Enumerated_20List" style:display-name="Enumerated List" style:family="paragraph" style:list-style-name="L4">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Contents_207" style:display-name="Contents 7" style:family="paragraph">
      <style:paragraph-properties fo:margin-left="48.000000000000000pt"/>
    </style:style>
    <style:style style:name="Footnote_20anchor" style:display-name="Footnote anchor" style:family="text">
      <style:text-properties style:text-position="super"/>
    </style:style>
    <style:style style:name="Endnote_20anchor" style:display-name="Endnote anchor" style:family="text">
      <style:text-properties style:text-position="super"/>
    </style:style>
    <style:style style:name="Footnote_20Symbol" style:display-name="Footnote Symbol" style:family="text"/>
    <style:style style:name="Endnote_20Symbol" style:display-name="End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5.08.0</meta:generator>
    <dc:title/>
    <meta:initial-creator>Unknown</meta:initial-creator>
    <meta:editing-cycles>86</meta:editing-cycles>
    <dc:date>2026-02-28T10:50:58</dc:date>
    <meta:creation-date>2008-08-22T11:41:04</meta:creation-date>
    <dc:creator>Toꝛvald</dc:creator>
  </office:meta>
</office:document-meta>
</file>